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language="ru" fo:country="RU" officeooo:rsid="001ac9e0" officeooo:paragraph-rsid="000875a9" style:font-size-asian="15pt" style:font-size-complex="15pt"/>
    </style:style>
    <style:style style:name="P2" style:family="paragraph" style:parent-style-name="Standard">
      <style:text-properties style:font-name="Liberation Serif" officeooo:paragraph-rsid="000875a9"/>
    </style:style>
    <style:style style:name="P3" style:family="paragraph" style:parent-style-name="Standard">
      <style:text-properties style:font-name="Liberation Serif" officeooo:paragraph-rsid="000d57fc"/>
    </style:style>
    <style:style style:name="P4" style:family="paragraph" style:parent-style-name="Standard">
      <style:text-properties style:font-name="Liberation Serif" fo:font-size="13pt" fo:font-style="italic" officeooo:paragraph-rsid="000d57fc" style:font-size-asian="13pt" style:font-style-asian="italic" style:font-size-complex="13pt" style:font-style-complex="italic"/>
    </style:style>
    <style:style style:name="T1" style:family="text">
      <style:text-properties fo:language="en" fo:country="US" officeooo:rsid="000ae09a"/>
    </style:style>
    <style:style style:name="T2" style:family="text">
      <style:text-properties fo:language="en" fo:country="US" officeooo:rsid="000d57fc"/>
    </style:style>
    <style:style style:name="T3" style:family="text">
      <style:text-properties fo:language="ru" fo:country="RU" officeooo:rsid="000ae09a"/>
    </style:style>
    <style:style style:name="T4" style:family="text">
      <style:text-properties fo:language="ru" fo:country="RU" officeooo:rsid="000d57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Домашнее задание №<text:span text:style-name="T2">2</text:span> Плюскова Н.А.</text:p>
      <text:p text:style-name="P1"/>
      <text:p text:style-name="P4"><text:span text:style-name="T3">1. </text:span><text:span text:style-name="T4">В каких ситуациях применяются типы </text:span><text:span text:style-name="T2">std::pair std::tuple?</text:span></text:p>
      <text:p text:style-name="P3"><text:span text:style-name="T3">std::pair и std::tuple удобны, если функция возвращает несколько значений разных типов. Класс pair интерпретирует два значения как одно целое. Можно обрабатывать значения, являющиеся элементами класса pair. Класс Tuple используется для выяснения количества элементов, для распознавания типа какого-нибудь элемента, для доступа к элементам. Шаблонная функция make_pair позволяет создавать пары значений, не указывая типы элементов явно. Шаблонная функция make_tuple позволяет создать кортеж значений без явного указания их типов.</text:span></text:p>
      <text:p text:style-name="P2"><text:span text:style-name="T3"/></text:p>
      <text:p text:style-name="P4"><text:span text:style-name="T3">2. </text:span><text:span text:style-name="T4">Когда следует использовать контейнер </text:span><text:span text:style-name="T2">std::array?</text:span></text:p>
      <text:p text:style-name="P3"><text:span text:style-name="T3">std::array удобен для работы с последовательностью из фиксированного числа элементов. Так как память для него выделяется на стеке, это ускоряет работу, нет дополнительных выделений памяти и существует прямой доступ к элементам по индексу.</text:span></text:p>
      <text:p text:style-name="P2"><text:span text:style-name="T3"/></text:p>
      <text:p text:style-name="P4"><text:span text:style-name="T3">3. </text:span><text:span text:style-name="T4">Когда следует использовать контейнер </text:span><text:span text:style-name="T3">std::vector</text:span><text:span text:style-name="T2">?</text:span></text:p>
      <text:p text:style-name="P3"><text:span text:style-name="T3">std::vector - управляет элементами которые хранятся в динамическим массиве, обеспечивает доступ к элементу за константное время. Высокопроизводительны при вставке и удалении в конце. Вывод: если нужен динамический массив со вставкой преимущественно в конец - используй вектор.</text:span></text:p>
      <text:p text:style-name="P2"><text:span text:style-name="T3"/></text:p>
      <text:p text:style-name="P4"><text:span text:style-name="T3">4. </text:span><text:span text:style-name="T4">Когда следует использовать контейнер </text:span><text:span text:style-name="T3">std::deque</text:span><text:span text:style-name="T2">?</text:span></text:p>
      <text:p text:style-name="P3"><text:span text:style-name="T3">std::deque - динамический массив, который может расти и в начале, и в конце. Страничная структура памяти. Высокопроизводителен при вставке и в начало, и в конец. Лучше не ссылаться на элементы контейнера, т.к. будет допольнительный расход памяти из-за страничной реализации. </text:span></text:p>
      <text:p text:style-name="P2"><text:span text:style-name="T3"/></text:p>
      <text:p text:style-name="P4"><text:span text:style-name="T3">5. </text:span><text:span text:style-name="T4">Когда следует использовать контейнер </text:span><text:span text:style-name="T3">std::list</text:span><text:span text:style-name="T2">?</text:span></text:p>
      <text:p text:style-name="P3"><text:span text:style-name="T3">std::list - двусвязный список. Не предоставляет произвольный доступ к элементам(проходы по цепочке, согласно указателям на соседние элементы). Вставка и удаление за константное время из любой позиции в контейнере. Все указатели, ссылки, итераторы остаются корректными после удаления элемента. Итераторы двунаправленные.</text:span></text:p>
      <text:p text:style-name="P2"><text:span text:style-name="T3"/></text:p>
      <text:p text:style-name="P4"><text:span text:style-name="T3">6. </text:span><text:span text:style-name="T4">Когда следует использовать контейнер </text:span><text:span text:style-name="T3">std::forward_list</text:span><text:span text:style-name="T2">?</text:span></text:p>
      <text:p text:style-name="P3"><text:span text:style-name="T3">std::forward_list - односвязный список. Не предоставяляет произвольный доступ к элементам, проход по цепочке (однонаправленный итератор). Вставка и удаление за константное время из любой позиции контейнера (т.к. не надо переприсваивать значения остальных элементов). Все указатели, ссылки, итераторы остаются корректными после удаления элемента. Экономнее по памяти по сравнению с list</text:span></text:p>
      <text:p text:style-name="P2"><text:span text:style-name="T3"/></text:p>
      <text:p text:style-name="P4"><text:span text:style-name="T3">7. </text:span><text:span text:style-name="T4">Какие адаптеры контейнеров есть в стандартной библиотеке?</text:span></text:p>
      <text:p text:style-name="P3"><text:span text:style-name="T3">Адаптеры: stack управляет по принципу - последним вошел, первым вышел (LIFO); queue - первым вошел, первым вышел(FIFO); priority_queue - как очередь, только дополнительно сортирует элементы, сортировка задается программистом (FIFO + sort).</text:span></text:p>
      <text:p text:style-name="P2"><text:span text:style-name="T3"/></text:p>
      <text:p text:style-name="P4"><text:span text:style-name="T3">8.</text:span><text:span text:style-name="T4"> Когда следует использовать контейнер </text:span><text:span text:style-name="T2">circular buffer </text:span><text:span text:style-name="T4">из </text:span><text:span text:style-name="T2">Boost?</text:span></text:p>
      <text:p text:style-name="P3"><text:span text:style-name="T3">Если объём доступной памяти ограничен, и нужно предотвратить произвольный рост контейнера. Или если идет непрерывный поток данных, и старые данные становятся ненужными по мере появления новых. Память автоматически используется повторно путем перезаписи старых данных.</text:span></text:p>
      <text:p text:style-name="P2"><text:soft-page-break/><text:span text:style-name="T3"/></text:p>
      <text:p text:style-name="P4"><text:span text:style-name="T3">9. </text:span><text:span text:style-name="T4">Почему контейнер </text:span><text:span text:style-name="T2">circular buffer </text:span><text:span text:style-name="T4">из </text:span><text:span text:style-name="T2">Boost </text:span><text:span text:style-name="T4">не может войти в стандарт?</text:span></text:p>
      <text:p text:style-name="P3"><text:span text:style-name="T3">Элемент, который добавлен позже по времени, может стоять в памяти левее, чем более ранний, потому что это круговой контейнер, что противоречит концепции стандартной библиотеки.</text:span></text:p>
      <text:p text:style-name="P2"><text:span text:style-name="T3"/></text:p>
      <text:p text:style-name="P4"><text:span text:style-name="T3">10. </text:span><text:span text:style-name="T4">Какие типы данных для работы с многомерными массивами вы можете назвать?</text:span></text:p>
      <text:p text:style-name="P3"><text:span text:style-name="T3">Обычный двумерный массив, вектор векторов, std::valarray представим как многомерный массив, Boost.Multi_arra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21:33:49.345000000</meta:creation-date>
    <dc:date>2022-02-24T15:47:25.390000000</dc:date>
    <meta:editing-duration>PT22M38S</meta:editing-duration>
    <meta:editing-cycles>6</meta:editing-cycles>
    <meta:generator>LibreOffice/7.1.0.3$Windows_X86_64 LibreOffice_project/f6099ecf3d29644b5008cc8f48f42f4a40986e4c</meta:generator>
    <meta:document-statistic meta:table-count="0" meta:image-count="0" meta:object-count="0" meta:page-count="2" meta:paragraph-count="21" meta:word-count="445" meta:character-count="3439" meta:non-whitespace-character-count="3014"/>
  </office:meta>
</office:document-meta>
</file>